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22000001E09C950A777F39FBF3.jpg" manifest:media-type="image/jpeg"/>
  <manifest:file-entry manifest:full-path="Pictures/100000000000016E00000130AA937FFDC5FBD93E.jpg" manifest:media-type="image/jpeg"/>
  <manifest:file-entry manifest:full-path="Pictures/100002010000006800000048D08103B6005D6ABE.png" manifest:media-type="image/png"/>
  <manifest:file-entry manifest:full-path="Pictures/1000020100000054000000BBA81C3A8568DA8F4D.png" manifest:media-type="image/png"/>
  <manifest:file-entry manifest:full-path="Pictures/1000000000000208000001066754B5CA62281700.jpg" manifest:media-type="image/jpeg"/>
  <manifest:file-entry manifest:full-path="Pictures/100002010000003600000047FE48BF54F5FC9409.png" manifest:media-type="image/png"/>
  <manifest:file-entry manifest:full-path="Pictures/10000000000001CE00000135A682B91ADD7390AC.jpg" manifest:media-type="image/jpeg"/>
  <manifest:file-entry manifest:full-path="Pictures/10000000000001D4000001CF274465B6EFCFA9E1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9cm" fo:min-width="12.469cm"/>
    </style:style>
    <style:style style:name="gr4" style:family="graphic" style:parent-style-name="objectwithoutfill">
      <style:graphic-properties svg:stroke-width="0.212cm" svg:stroke-color="#666666" draw:marker-start="Square_20_unfilled" draw:marker-start-width="0.518cm" draw:marker-end="Square_20_unfilled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081cm" svg:stroke-color="#99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35cm" svg:stroke-color="#3333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3.129cm" fo:min-width="1.5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647cm" fo:min-width="0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0.45cm" fo:min-width="0.6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1cm" fo:min-width="0.814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0cm"/>
    </style:style>
    <style:style style:name="gr1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212cm" svg:stroke-color="#666666" draw:marker-start="Square_20_unfilled" draw:marker-start-width="0.518cm" draw:marker-end="Square_20_unfilled" draw:marker-end-width="0.518cm" svg:stroke-opacity="70%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2.2cm"/>
    </style:style>
    <style:style style:name="gr20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opacity="100%" draw:textarea-horizontal-align="justify" draw:textarea-vertical-align="middle" draw:auto-grow-height="false" fo:min-height="4.45cm" fo:min-width="2.2cm"/>
    </style:style>
    <style:style style:name="gr22" style:family="graphic" style:parent-style-name="objectwithoutfill">
      <style:graphic-properties svg:stroke-width="0.081cm" svg:stroke-color="#cc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5.766cm" fo:min-width="5.8cm"/>
    </style:style>
    <style:style style:name="gr24" style:family="graphic" style:parent-style-name="standard">
      <style:graphic-properties draw:stroke="none" svg:stroke-color="#000000" draw:fill="none" draw:fill-color="#ffffff" fo:min-height="0.945cm"/>
    </style:style>
    <style:style style:name="gr25" style:family="graphic" style:parent-style-name="standard">
      <style:graphic-properties draw:textarea-horizontal-align="justify" draw:textarea-vertical-align="middle" draw:auto-grow-height="false" fo:min-height="2.25cm" fo:min-width="1.4cm"/>
    </style:style>
    <style:style style:name="gr26" style:family="graphic" style:parent-style-name="standard">
      <style:graphic-properties draw:textarea-horizontal-align="justify" draw:textarea-vertical-align="middle" draw:auto-grow-height="false" fo:min-height="0.95cm" fo:min-width="0.8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4.95cm" fo:min-width="2cm"/>
    </style:style>
    <style:style style:name="gr30" style:family="graphic" style:parent-style-name="standard">
      <style:graphic-properties draw:stroke="solid" svg:stroke-width="0cm" svg:stroke-color="#3465a4" draw:marker-start="" draw:marker-start-width="0.2cm" draw:marker-start-center="false" draw:marker-end="" draw:marker-end-width="0.2cm" draw:marker-end-center="false" svg:stroke-opacity="100%" draw:stroke-linejoin="round" draw:fill="none" draw:fill-color="#729fcf" draw:secondary-fill-color="#99ccff" draw:gradient-step-count="0" draw:fill-hatch-solid="false" draw:opacity="100%" draw:opacity-name="Transparency_20_6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1" style:family="graphic" style:parent-style-name="standard">
      <style:graphic-properties draw:stroke="solid" draw:fill="none" draw:opacity="100%" draw:opacity-name="Transparency_20_6" dr3d:vertical-segments="16" dr3d:close-front="true" dr3d:close-back="tru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0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9" draw:id="id9" draw:layer="controls" svg:width="3.9cm" svg:height="3.869cm" draw:transform="rotate (-1.5707963267949) translate (5.9cm 19.1cm)">
          <draw:image xlink:href="Pictures/10000000000001D4000001CF274465B6EFCFA9E1.jpg" xlink:type="simple" xlink:show="embed" xlink:actuate="onLoad">
            <text:p/>
          </draw:image>
          <draw:glue-point draw:id="4" svg:x="1.61cm" svg:y="-4.158cm"/>
          <draw:glue-point draw:id="5" svg:x="1.106cm" svg:y="-4.158cm"/>
          <draw:glue-point draw:id="6" svg:x="0.602cm" svg:y="-4.158cm"/>
          <draw:glue-point draw:id="7" svg:x="0.085cm" svg:y="-4.138cm"/>
          <draw:glue-point draw:id="8" svg:x="-0.25cm" svg:y="-4.184cm"/>
          <draw:glue-point draw:id="9" svg:x="-2.269cm" svg:y="-3.148cm"/>
          <draw:glue-point draw:id="10" svg:x="-2.284cm" svg:y="-2.643cm"/>
          <draw:glue-point draw:id="11" svg:x="-2.284cm" svg:y="-2.138cm"/>
          <draw:glue-point draw:id="12" svg:x="-2.284cm" svg:y="-1.635cm"/>
          <draw:glue-point draw:id="13" svg:x="-2.284cm" svg:y="-1.12cm"/>
          <draw:glue-point draw:id="14" svg:x="-2.284cm" svg:y="-0.625cm"/>
          <draw:glue-point draw:id="15" svg:x="-2.284cm" svg:y="-0.123cm"/>
          <draw:glue-point draw:id="16" svg:x="-2.284cm" svg:y="0.376cm"/>
          <draw:glue-point draw:id="17" svg:x="2.457cm" svg:y="0.546cm"/>
          <draw:glue-point draw:id="18" svg:x="2.457cm" svg:y="0.041cm"/>
          <draw:glue-point draw:id="19" svg:x="2.292cm" svg:y="-0.458cm"/>
          <draw:glue-point draw:id="20" svg:x="2.289cm" svg:y="-0.964cm"/>
          <draw:glue-point draw:id="21" svg:x="2.292cm" svg:y="-1.466cm"/>
          <draw:glue-point draw:id="22" svg:x="2.457cm" svg:y="-1.971cm"/>
          <draw:glue-point draw:id="23" svg:x="2.457cm" svg:y="-2.476cm"/>
          <draw:glue-point draw:id="24" svg:x="2.289cm" svg:y="-2.812cm"/>
          <draw:glue-point draw:id="25" svg:x="-4.148cm" svg:y="2.058cm"/>
          <draw:glue-point draw:id="26" svg:x="-3.98cm" svg:y="0.882cm"/>
          <draw:glue-point draw:id="27" svg:x="-4.003cm" svg:y="-0.123cm"/>
          <draw:glue-point draw:id="28" svg:x="-3.98cm" svg:y="-1.635cm"/>
          <draw:glue-point draw:id="29" svg:x="-4.016cm" svg:y="-2.812cm"/>
          <draw:glue-point draw:id="30" svg:x="-3.98cm" svg:y="-4.158cm"/>
          <draw:glue-point draw:id="31" svg:x="4.153cm" svg:y="2.058cm"/>
          <draw:glue-point draw:id="32" svg:x="4.153cm" svg:y="0.882cm"/>
          <draw:glue-point draw:id="33" svg:x="3.985cm" svg:y="-0.289cm"/>
          <draw:glue-point draw:id="34" svg:x="3.985cm" svg:y="-1.635cm"/>
          <draw:glue-point draw:id="35" svg:x="3.985cm" svg:y="-2.979cm"/>
          <draw:glue-point draw:id="36" svg:x="3.985cm" svg:y="-4.158cm"/>
        </draw:frame>
        <draw:connector draw:style-name="gr2" draw:text-style-name="P2" draw:layer="layout" draw:type="curve" svg:x1="10.685cm" svg:y1="4.88cm" svg:x2="12.701cm" svg:y2="5.889cm" draw:start-shape="id1" draw:start-glue-point="4" draw:end-shape="id2" draw:end-glue-point="5" svg:d="m10685 4880c1521 0 513 1009 2016 1009" svg:viewBox="0 0 2017 1010">
          <text:p text:style-name="P2"><text:span text:style-name="T1">USB</text:span></text:p>
        </draw:connector>
        <draw:frame draw:style-name="gr3" draw:text-style-name="P3" draw:layer="layout" svg:width="12.969cm" svg:height="2.139cm" svg:x="4.016cm" svg:y="1.305cm">
          <draw:text-box>
            <text:p text:style-name="P1"><text:span text:style-name="T2">Hideyuki</text:span></text:p>
            <text:p text:style-name="P1"><text:span text:style-name="T2"><text:s/></text:span><text:span text:style-name="T3">synoptique électronique moteurs</text:span></text:p>
          </draw:text-box>
        </draw:frame>
        <draw:connector draw:style-name="gr4" draw:text-style-name="P1" draw:layer="layout" draw:type="curve" svg:x1="4.676cm" svg:y1="7.151cm" svg:x2="6.481cm" svg:y2="5.615cm" draw:start-shape="id3" draw:start-glue-point="11" draw:end-shape="id1" draw:end-glue-point="7" svg:d="m4676 7151c0-1024 601-1536 1805-1536" svg:viewBox="0 0 1806 1537">
          <text:p/>
        </draw:connector>
        <draw:connector draw:style-name="gr5" draw:text-style-name="P1" draw:layer="controls" draw:type="curve" svg:x1="16.488cm" svg:y1="19.56cm" svg:x2="14.914cm" svg:y2="22.185cm" draw:start-shape="id4" draw:start-glue-point="7" draw:end-shape="id5" draw:end-glue-point="5" svg:d="m16488 19560c0 2235-1574 923-1574 2625" svg:viewBox="0 0 1575 2626">
          <text:p/>
        </draw:connector>
        <draw:connector draw:style-name="gr6" draw:text-style-name="P1" draw:layer="controls" draw:type="curve" draw:line-skew="-0.305cm" svg:x1="15.97cm" svg:y1="19.56cm" svg:x2="14.814cm" svg:y2="22.185cm" draw:start-shape="id4" draw:start-glue-point="6" draw:end-shape="id5" draw:end-glue-point="4" svg:d="m15970 19560c0 1777-1156 465-1156 2625" svg:viewBox="0 0 1157 2626">
          <text:p/>
        </draw:connector>
        <draw:connector draw:style-name="gr7" draw:text-style-name="P1" draw:layer="controls" draw:type="curve" svg:x1="13.75cm" svg:y1="16.383cm" svg:x2="13.715cm" svg:y2="21.585cm" draw:start-shape="id4" draw:start-glue-point="20" draw:end-shape="id6" draw:end-glue-point="4" svg:d="m13750 16383c-2904 0-2420 2178-1703 3162s1668 771 1668 2040" svg:viewBox="0 0 2251 5203">
          <text:p/>
        </draw:connector>
        <draw:connector draw:style-name="gr7" draw:text-style-name="P1" draw:layer="controls" draw:type="curve" draw:line-skew="0.126cm -0.594cm" svg:x1="13.75cm" svg:y1="16.983cm" svg:x2="14.313cm" svg:y2="21.586cm" draw:start-shape="id4" draw:start-glue-point="21" draw:end-shape="id6" draw:end-glue-point="5" svg:d="m13750 16983c-2715 0-2262 1581-1443 2192s2006 250 2006 2411" svg:viewBox="0 0 2638 4604">
          <text:p/>
        </draw:connector>
        <draw:custom-shape draw:style-name="gr8" draw:text-style-name="P1" xml:id="id5" draw:id="id5" draw:layer="layout" svg:width="2cm" svg:height="3.379cm" svg:x="13.014cm" svg:y="22.108cm">
          <draw:glue-point draw:id="4" svg:x="4cm" svg:y="-4.773cm"/>
          <draw:glue-point draw:id="5" svg:x="4.5cm" svg:y="-4.773cm"/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44cm" svg:height="0.897cm" svg:x="13.842cm" svg:y="25.4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1.1cm" svg:height="0.7cm" svg:x="13.464cm" svg:y="21.484cm">
          <draw:glue-point draw:id="4" svg:x="-2.727cm" svg:y="-3.571cm"/>
          <draw:glue-point draw:id="5" svg:x="2.727cm" svg:y="-3.557cm"/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controls" svg:width="0.3cm" svg:height="0.645cm" svg:x="13.514cm" svg:y="21.384cm">
          <draw:text-box>
            <text:p><text:span text:style-name="T4">A</text:span></text:p>
          </draw:text-box>
        </draw:frame>
        <draw:frame draw:style-name="gr11" draw:text-style-name="P4" draw:layer="controls" svg:width="0.3cm" svg:height="0.645cm" svg:x="14.214cm" svg:y="21.384cm">
          <draw:text-box>
            <text:p><text:span text:style-name="T4">B</text:span></text:p>
          </draw:text-box>
        </draw:frame>
        <draw:frame draw:style-name="gr12" draw:text-style-name="P5" draw:layer="controls" svg:width="1.81cm" svg:height="0.645cm" svg:x="11.604cm" svg:y="21.439cm">
          <draw:text-box>
            <text:p><text:span text:style-name="T5">Encoder</text:span></text:p>
          </draw:text-box>
        </draw:frame>
        <draw:custom-shape draw:style-name="gr13" draw:text-style-name="P1" xml:id="id7" draw:id="id7" draw:layer="controls" svg:width="1.5cm" svg:height="0.7cm" svg:x="14.214cm" svg:y="25.984cm">
          <text:p text:style-name="P1">po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controls" draw:type="curve" draw:line-skew="0.049cm" svg:x1="16.229cm" svg:y1="17.66cm" svg:x2="15.714cm" svg:y2="26.334cm" draw:start-shape="id4" draw:start-glue-point="8" draw:end-shape="id7" draw:end-glue-point="1" svg:d="m16229 17660c1603 0 1861 8674-515 8674" svg:viewBox="0 0 1752 8675">
          <text:p/>
        </draw:connector>
        <draw:frame draw:style-name="gr1" draw:text-style-name="P1" xml:id="id1" draw:id="id1" draw:layer="layout" svg:width="4.574cm" svg:height="3.802cm" draw:transform="rotate (3.13478586950702) translate (10.774cm 7.733cm)">
          <draw:image xlink:href="Pictures/100000000000016E00000130AA937FFDC5FBD93E.jpg" xlink:type="simple" xlink:show="embed" xlink:actuate="onLoad">
            <text:p/>
          </draw:image>
          <draw:glue-point draw:id="4" svg:x="4.752cm" svg:y="-2.442cm"/>
          <draw:glue-point draw:id="5" svg:x="-4.396cm" svg:y="0.489cm"/>
          <draw:glue-point draw:id="6" svg:x="-4.438cm" svg:y="0.043cm" draw:escape-direction="left"/>
          <draw:glue-point draw:id="7" svg:x="-4.391cm" svg:y="-0.527cm"/>
          <draw:glue-point draw:id="8" svg:x="-4.388cm" svg:y="-1.007cm"/>
          <draw:glue-point draw:id="9" svg:x="-4.385cm" svg:y="-1.556cm"/>
          <draw:glue-point draw:id="10" svg:x="-3.986cm" svg:y="-1.593cm"/>
          <draw:glue-point draw:id="11" svg:x="-3.986cm" svg:y="-0.921cm"/>
          <draw:glue-point draw:id="12" svg:x="-3.986cm" svg:y="-0.416cm"/>
          <draw:glue-point draw:id="13" svg:x="-3.986cm" svg:y="0.08cm"/>
          <draw:glue-point draw:id="14" svg:x="-3.986cm" svg:y="0.585cm"/>
        </draw:frame>
        <draw:frame draw:style-name="gr14" draw:layer="controls" svg:width="1.923cm" svg:height="0.962cm" svg:x="7.5cm" svg:y="5.4cm">
          <draw:text-box>
            <text:p>Pied</text:p>
          </draw:text-box>
        </draw:frame>
        <draw:frame draw:style-name="gr1" draw:text-style-name="P1" xml:id="id2" draw:id="id2" draw:layer="layout" svg:width="6.391cm" svg:height="4.281cm" draw:transform="rotate (0.00314159265358979) translate (12.597cm 3.619cm)">
          <draw:image xlink:href="Pictures/10000000000001CE00000135A682B91ADD7390AC.jpg" xlink:type="simple" xlink:show="embed" xlink:actuate="onLoad">
            <text:p/>
          </draw:image>
          <draw:glue-point draw:id="4" svg:x="-4.853cm" svg:y="-3.012cm"/>
          <draw:glue-point draw:id="5" svg:x="-4.838cm" svg:y="0.324cm"/>
          <draw:glue-point draw:id="6" svg:x="-4.839cm" svg:y="3.613cm"/>
          <draw:glue-point draw:id="7" svg:x="-1.062cm" svg:y="-4.895cm"/>
          <draw:glue-point draw:id="8" svg:x="1.399cm" svg:y="-4.743cm"/>
          <draw:glue-point draw:id="9" svg:x="3.792cm" svg:y="-4.587cm"/>
          <draw:glue-point draw:id="10" svg:x="-1.45cm" svg:y="4.367cm"/>
          <draw:glue-point draw:id="11" svg:x="-1.118cm" svg:y="4.365cm"/>
          <draw:glue-point draw:id="12" svg:x="-0.812cm" svg:y="4.365cm"/>
          <draw:glue-point draw:id="13" svg:x="-0.529cm" svg:y="4.365cm"/>
          <draw:glue-point draw:id="14" svg:x="-0.233cm" svg:y="4.416cm"/>
          <draw:glue-point draw:id="15" svg:x="0.053cm" svg:y="4.359cm"/>
          <draw:glue-point draw:id="16" svg:x="0.312cm" svg:y="4.359cm"/>
          <draw:glue-point draw:id="17" svg:x="0.607cm" svg:y="4.468cm"/>
          <draw:glue-point draw:id="18" svg:x="0.9cm" svg:y="4.356cm"/>
          <draw:glue-point draw:id="19" svg:x="1.159cm" svg:y="4.411cm"/>
          <draw:glue-point draw:id="20" svg:x="1.491cm" svg:y="4.354cm"/>
          <draw:glue-point draw:id="21" svg:x="1.784cm" svg:y="4.352cm"/>
          <draw:glue-point draw:id="22" svg:x="2.08cm" svg:y="4.35cm"/>
          <draw:glue-point draw:id="23" svg:x="2.375cm" svg:y="4.405cm"/>
          <draw:glue-point draw:id="24" svg:x="2.668cm" svg:y="4.293cm"/>
          <draw:glue-point draw:id="25" svg:x="2.927cm" svg:y="4.348cm"/>
          <draw:glue-point draw:id="26" svg:x="3.223cm" svg:y="4.401cm"/>
          <draw:glue-point draw:id="27" svg:x="3.515cm" svg:y="4.344cm"/>
          <draw:glue-point draw:id="28" svg:x="3.811cm" svg:y="4.344cm"/>
          <draw:glue-point draw:id="29" svg:x="4.07cm" svg:y="4.287cm"/>
        </draw:frame>
        <draw:frame draw:style-name="gr14" draw:layer="controls" svg:width="1.797cm" svg:height="0.962cm" svg:x="15.292cm" svg:y="5.613cm">
          <draw:text-box>
            <text:p>rPI</text:p>
          </draw:text-box>
        </draw:frame>
        <draw:frame draw:style-name="gr1" draw:text-style-name="P1" xml:id="id4" draw:id="id4" draw:layer="layout" svg:width="8.81cm" svg:height="4.435cm" draw:transform="rotate (1.5707963267949) translate (12.314cm 19.994cm)">
          <draw:image xlink:href="Pictures/1000000000000208000001066754B5CA62281700.jpg" xlink:type="simple" xlink:show="embed" xlink:actuate="onLoad">
            <text:p/>
          </draw:image>
          <draw:glue-point draw:id="4" svg:x="-4.539cm" svg:y="4.508cm" draw:escape-direction="vertical"/>
          <draw:glue-point draw:id="5" svg:x="-3.565cm" svg:y="4.508cm"/>
          <draw:glue-point draw:id="6" svg:x="3.246cm" svg:y="4.508cm"/>
          <draw:glue-point draw:id="7" svg:x="4.414cm" svg:y="4.508cm" draw:escape-direction="down"/>
          <draw:glue-point draw:id="8" svg:x="3.83cm" svg:y="2.351cm"/>
          <draw:glue-point draw:id="9" svg:x="3.83cm" svg:y="1.567cm"/>
          <draw:glue-point draw:id="10" svg:x="3.83cm" svg:y="0.783cm"/>
          <draw:glue-point draw:id="11" svg:x="3.635cm" svg:y="0.097cm"/>
          <draw:glue-point draw:id="12" svg:x="3.83cm" svg:y="-0.587cm"/>
          <draw:glue-point draw:id="13" svg:x="3.83cm" svg:y="-1.273cm"/>
          <draw:glue-point draw:id="14" svg:x="3.635cm" svg:y="-2.043cm"/>
          <draw:glue-point draw:id="15" svg:x="-4.539cm" svg:y="1.665cm"/>
          <draw:glue-point draw:id="16" svg:x="-4.539cm" svg:y="1.371cm"/>
          <draw:glue-point draw:id="17" svg:x="-4.539cm" svg:y="1.077cm"/>
          <draw:glue-point draw:id="18" svg:x="-4.539cm" svg:y="0.783cm"/>
          <draw:glue-point draw:id="19" svg:x="-4.539cm" svg:y="0.391cm"/>
          <draw:glue-point draw:id="20" svg:x="-1.763cm" svg:y="0.902cm"/>
          <draw:glue-point draw:id="21" svg:x="-1.763cm" svg:y="1.583cm"/>
          <draw:glue-point draw:id="22" svg:x="-3.792cm" svg:y="-1.027cm"/>
        </draw:frame>
        <draw:frame draw:style-name="gr14" draw:layer="controls" svg:width="2.2cm" svg:height="0.962cm" svg:x="13.249cm" svg:y="13.922cm">
          <draw:text-box>
            <text:p>8X2A</text:p>
          </draw:text-box>
        </draw:frame>
        <draw:frame draw:style-name="gr15" draw:layer="controls" svg:width="3.6cm" svg:height="1cm" svg:x="2cm" svg:y="5.5cm">
          <draw:text-box>
            <text:p>Nappe-10</text:p>
          </draw:text-box>
        </draw:frame>
        <draw:frame draw:style-name="gr16" draw:layer="controls" svg:width="7.328cm" svg:height="1.784cm" svg:x="11.772cm" svg:y="9.3cm">
          <draw:text-box>
            <text:p>10k pull-ups soudées </text:p>
            <text:p>sur les 8X2A en K1, K2.</text:p>
          </draw:text-box>
        </draw:frame>
        <draw:frame draw:style-name="gr1" draw:text-style-name="P1" xml:id="id3" draw:id="id3" draw:layer="controls" svg:width="3.641cm" svg:height="3.2cm" draw:transform="rotate (1.5707963267949) translate (2cm 10.541cm)">
          <draw:image xlink:href="Pictures/1000000000000222000001E09C950A777F39FBF3.jpg" xlink:type="simple" xlink:show="embed" xlink:actuate="onLoad">
            <text:p/>
          </draw:image>
          <draw:glue-point draw:id="4" svg:x="-4.315cm" svg:y="-3.573cm"/>
          <draw:glue-point draw:id="5" svg:x="-4.315cm" svg:y="-4.496cm"/>
          <draw:glue-point draw:id="6" svg:x="-3.003cm" svg:y="4.614cm"/>
          <draw:glue-point draw:id="7" svg:x="0.365cm" svg:y="4.614cm"/>
          <draw:glue-point draw:id="8" svg:x="1.837cm" svg:y="-4.265cm"/>
          <draw:glue-point draw:id="9" svg:x="2.418cm" svg:y="-4.312cm"/>
          <draw:glue-point draw:id="10" svg:x="2.89cm" svg:y="-4.312cm"/>
          <draw:glue-point draw:id="11" svg:x="3.365cm" svg:y="-4.312cm"/>
          <draw:glue-point draw:id="12" svg:x="3.837cm" svg:y="-4.312cm"/>
          <draw:glue-point draw:id="13" svg:x="3.943cm" svg:y="-3.847cm"/>
          <draw:glue-point draw:id="14" svg:x="3.365cm" svg:y="-3.847cm"/>
          <draw:glue-point draw:id="15" svg:x="2.89cm" svg:y="-3.847cm"/>
          <draw:glue-point draw:id="16" svg:x="2.418cm" svg:y="-3.847cm"/>
          <draw:glue-point draw:id="17" svg:x="1.837cm" svg:y="-3.803cm"/>
        </draw:frame>
        <draw:frame draw:style-name="gr1" draw:text-style-name="P1" xml:id="id8" draw:id="id8" draw:layer="controls" svg:width="3.641cm" svg:height="3.2cm" draw:transform="rotate (-1.5707963267949) translate (5.279cm 12.58cm)">
          <draw:image xlink:href="Pictures/1000000000000222000001E09C950A777F39FBF3.jpg" xlink:type="simple" xlink:show="embed" xlink:actuate="onLoad">
            <text:p/>
          </draw:image>
          <draw:glue-point draw:id="4" svg:x="4.306cm" svg:y="3.567cm"/>
          <draw:glue-point draw:id="5" svg:x="4.44cm" svg:y="4.669cm" draw:escape-direction="right"/>
          <draw:glue-point draw:id="6" svg:x="3cm" svg:y="-4.603cm"/>
          <draw:glue-point draw:id="7" svg:x="-0.356cm" svg:y="-4.603cm"/>
          <draw:glue-point draw:id="8" svg:x="-1.828cm" svg:y="4.259cm"/>
          <draw:glue-point draw:id="9" svg:x="-2.409cm" svg:y="4.306cm"/>
          <draw:glue-point draw:id="10" svg:x="-2.881cm" svg:y="4.306cm"/>
          <draw:glue-point draw:id="11" svg:x="-3.356cm" svg:y="4.306cm"/>
          <draw:glue-point draw:id="12" svg:x="-3.828cm" svg:y="4.306cm"/>
          <draw:glue-point draw:id="13" svg:x="-3.934cm" svg:y="3.842cm"/>
          <draw:glue-point draw:id="14" svg:x="-3.356cm" svg:y="3.842cm"/>
          <draw:glue-point draw:id="15" svg:x="-2.881cm" svg:y="3.842cm"/>
          <draw:glue-point draw:id="16" svg:x="-2.409cm" svg:y="3.842cm"/>
          <draw:glue-point draw:id="17" svg:x="-1.828cm" svg:y="3.798cm"/>
        </draw:frame>
        <draw:connector draw:style-name="gr17" draw:text-style-name="P1" draw:layer="controls" draw:type="curve" draw:line-skew="-0.56cm" svg:x1="2.64cm" svg:y1="10.399cm" svg:x2="3.566cm" svg:y2="12.725cm" draw:start-shape="id3" draw:start-glue-point="6" draw:end-shape="id8" draw:end-glue-point="7" svg:d="m2640 10399c0 903 926-260 926 2326" svg:viewBox="0 0 927 2327">
          <text:p/>
        </draw:connector>
        <draw:connector draw:style-name="gr18" draw:text-style-name="P1" draw:layer="controls" draw:type="curve" svg:x1="4.197cm" svg:y1="19.429cm" svg:x2="2.606cm" svg:y2="15.967cm" draw:start-shape="id9" draw:start-glue-point="6" draw:end-shape="id8" draw:end-glue-point="11" svg:d="m4197 19429c0-2652-1591-921-1591-3462" svg:viewBox="0 0 1592 3463">
          <text:p/>
        </draw:connector>
        <draw:connector draw:style-name="gr18" draw:text-style-name="P1" draw:layer="controls" draw:type="curve" svg:x1="3.297cm" svg:y1="24.129cm" svg:x2="6.601cm" svg:y2="16.399cm" draw:start-shape="id10" draw:start-glue-point="6" draw:end-shape="id11" draw:end-glue-point="10" svg:d="m3297 24129c0-5154 1101-7730 3304-7730" svg:viewBox="0 0 3305 7731">
          <text:p/>
        </draw:connector>
        <draw:custom-shape draw:style-name="gr19" draw:text-style-name="P1" xml:id="id12" draw:id="id12" draw:layer="controls" svg:width="2.7cm" svg:height="1.8cm" svg:x="6.3cm" svg:y="7.9cm">
          <text:p text:style-name="P1">13,6V</text:p>
          <draw:enhanced-geometry svg:viewBox="0 0 21600 21600" draw:type="rectangle" draw:enhanced-path="M 0 0 L 21600 0 21600 21600 0 21600 0 0 Z N"/>
        </draw:custom-shape>
        <draw:connector draw:style-name="gr20" draw:text-style-name="P1" draw:layer="controls" draw:type="curve" svg:x1="7.65cm" svg:y1="9.7cm" svg:x2="8.599cm" svg:y2="13.201cm" draw:start-shape="id12" draw:end-shape="id11" draw:end-glue-point="12" svg:d="m7650 9700c0 2400 949 650 949 3501" svg:viewBox="0 0 950 3502">
          <text:p/>
        </draw:connector>
        <draw:g xml:id="id11" draw:id="id11">
          <draw:glue-point draw:id="4" svg:x="-0.769cm" svg:y="-4.069cm"/>
          <draw:glue-point draw:id="5" svg:x="2.692cm" svg:y="-4.069cm"/>
          <draw:glue-point draw:id="6" svg:x="-0.769cm" svg:y="-0.813cm"/>
          <draw:glue-point draw:id="7" svg:x="2.692cm" svg:y="-0.813cm"/>
          <draw:glue-point draw:id="8" svg:x="-1.296cm" svg:y="-0.319cm"/>
          <draw:glue-point draw:id="9" svg:x="3.518cm" svg:y="-0.531cm"/>
          <draw:glue-point draw:id="10" svg:x="-3.888cm" svg:y="2.446cm"/>
          <draw:glue-point draw:id="11" svg:x="3.148cm" svg:y="4.148cm"/>
          <draw:glue-point draw:id="12" svg:x="3.518cm" svg:y="-4.361cm"/>
          <draw:custom-shape draw:style-name="gr21" draw:text-style-name="P1" draw:layer="layout" svg:width="2.7cm" svg:height="4.7cm" svg:x="6.3cm" svg:y="12.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619cm" svg:height="0.817cm" draw:transform="rotate (-1.5707963267949) translate (7.717cm 13.781cm)">
            <draw:image xlink:href="Pictures/100002010000003600000047FE48BF54F5FC9409.png" xlink:type="simple" xlink:show="embed" xlink:actuate="onLoad">
              <text:p/>
            </draw:image>
          </draw:frame>
          <draw:frame draw:style-name="gr1" draw:text-style-name="P1" draw:layer="layout" svg:width="0.847cm" svg:height="0.584cm" svg:x="8.153cm" svg:y="13.8cm">
            <draw:image xlink:href="Pictures/100002010000006800000048D08103B6005D6ABE.png" xlink:type="simple" xlink:show="embed" xlink:actuate="onLoad">
              <text:p/>
            </draw:image>
          </draw:frame>
          <draw:frame draw:style-name="gr1" draw:text-style-name="P1" draw:layer="layout" svg:width="0.619cm" svg:height="0.817cm" draw:transform="rotate (-1.5707963267949) translate (7.719cm 14.782cm)">
            <draw:image xlink:href="Pictures/100002010000003600000047FE48BF54F5FC9409.png" xlink:type="simple" xlink:show="embed" xlink:actuate="onLoad">
              <text:p/>
            </draw:image>
          </draw:frame>
          <draw:frame draw:style-name="gr1" draw:text-style-name="P1" draw:layer="layout" svg:width="0.619cm" svg:height="0.817cm" draw:transform="rotate (-1.5707963267949) translate (7.702cm 15.801cm)">
            <draw:image xlink:href="Pictures/100002010000003600000047FE48BF54F5FC9409.png" xlink:type="simple" xlink:show="embed" xlink:actuate="onLoad">
              <text:p/>
            </draw:image>
          </draw:frame>
          <draw:frame draw:style-name="gr1" draw:text-style-name="P1" draw:layer="layout" svg:width="0.847cm" svg:height="0.584cm" svg:x="8.153cm" svg:y="14.8cm">
            <draw:image xlink:href="Pictures/100002010000006800000048D08103B6005D6ABE.png" xlink:type="simple" xlink:show="embed" xlink:actuate="onLoad">
              <text:p/>
            </draw:image>
          </draw:frame>
          <draw:frame draw:style-name="gr1" draw:text-style-name="P1" draw:layer="layout" svg:width="0.847cm" svg:height="0.584cm" svg:x="8.153cm" svg:y="15.8cm">
            <draw:image xlink:href="Pictures/100002010000006800000048D08103B6005D6ABE.png" xlink:type="simple" xlink:show="embed" xlink:actuate="onLoad">
              <text:p/>
            </draw:image>
          </draw:frame>
          <draw:frame draw:style-name="gr1" draw:text-style-name="P1" draw:layer="layout" svg:width="0.624cm" svg:height="1.4cm" draw:transform="rotate (-1.5707963267949) translate (7.9cm 16.8cm)">
            <draw:image xlink:href="Pictures/1000020100000054000000BBA81C3A8568DA8F4D.png" xlink:type="simple" xlink:show="embed" xlink:actuate="onLoad">
              <text:p/>
            </draw:image>
          </draw:frame>
          <draw:frame draw:style-name="gr1" draw:text-style-name="P1" draw:layer="layout" svg:width="0.847cm" svg:height="0.584cm" svg:x="8.1cm" svg:y="16.916cm">
            <draw:image xlink:href="Pictures/100002010000006800000048D08103B6005D6ABE.png" xlink:type="simple" xlink:show="embed" xlink:actuate="onLoad">
              <text:p/>
            </draw:image>
          </draw:frame>
          <draw:frame draw:style-name="gr1" draw:text-style-name="P1" draw:layer="layout" svg:width="0.847cm" svg:height="0.584cm" svg:x="8.153cm" svg:y="12.916cm">
            <draw:image xlink:href="Pictures/100002010000006800000048D08103B6005D6ABE.png" xlink:type="simple" xlink:show="embed" xlink:actuate="onLoad">
              <text:p/>
            </draw:image>
          </draw:frame>
        </draw:g>
        <draw:connector draw:style-name="gr20" draw:text-style-name="P1" draw:layer="controls" draw:type="curve" draw:line-skew="1.201cm" svg:x1="12.85cm" svg:y1="14.685cm" svg:x2="8.599cm" svg:y2="15.001cm" draw:start-shape="id4" draw:start-glue-point="22" draw:end-shape="id11" draw:end-glue-point="9" svg:d="m12850 14685c-1486 0 639 316-4251 316" svg:viewBox="0 0 4252 317">
          <text:p/>
        </draw:connector>
        <draw:connector draw:style-name="gr22" draw:text-style-name="P1" draw:layer="controls" draw:type="curve" draw:line-skew="0cm 0cm 1.708cm" svg:x1="7.301cm" svg:y1="15.101cm" svg:x2="12.518cm" svg:y2="16.537cm" draw:start-shape="id11" draw:start-glue-point="8" draw:end-shape="id4" draw:end-glue-point="17" svg:d="m7301 15101c309 0 206 399 2625 399s2334 1037 2592 1037" svg:viewBox="0 0 5218 1437">
          <text:p/>
        </draw:connector>
        <draw:frame draw:style-name="gr1" draw:text-style-name="P1" draw:layer="controls" svg:width="0.619cm" svg:height="0.817cm" svg:x="12.4cm" svg:y="16.167cm">
          <draw:image xlink:href="Pictures/100002010000003600000047FE48BF54F5FC9409.png" xlink:type="simple" xlink:show="embed" xlink:actuate="onLoad">
            <text:p/>
          </draw:image>
        </draw:frame>
        <draw:custom-shape draw:style-name="gr23" draw:text-style-name="P1" draw:layer="layout" svg:width="6.3cm" svg:height="16.016cm" svg:x="11.5cm" svg:y="10.78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.9cm" svg:height="1.195cm" svg:x="13.2cm" svg:y="27cm">
          <draw:text-box>
            <text:p><text:span text:style-name="T2">x 3</text:span></text:p>
          </draw:text-box>
        </draw:frame>
        <draw:custom-shape draw:style-name="gr25" draw:text-style-name="P1" xml:id="id13" draw:id="id13" draw:layer="layout" svg:width="1.9cm" svg:height="2.5cm" svg:x="6.8cm" svg:y="21.4cm">
          <draw:glue-point draw:id="4" svg:x="-2.894cm" svg:y="-4.6cm"/>
          <text:p text:style-name="P1">LED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26" draw:text-style-name="P1" xml:id="id14" draw:id="id14" draw:layer="layout" svg:width="1.3cm" svg:height="1.2cm" svg:x="7.1cm" svg:y="24.6cm">
          <text:p text:style-name="P1">LED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type="curve" svg:x1="7.75cm" svg:y1="23.9cm" svg:x2="7.75cm" svg:y2="24.6cm" draw:start-shape="id13" draw:start-glue-point="2" draw:end-shape="id14" draw:end-glue-point="0" svg:d="m7750 23900v700" svg:viewBox="0 0 1 701">
          <text:p/>
        </draw:connector>
        <draw:connector draw:style-name="gr20" draw:text-style-name="P1" draw:layer="layout" draw:type="curve" svg:x1="8.499cm" svg:y1="17.199cm" svg:x2="7.75cm" svg:y2="21.4cm" draw:start-shape="id11" draw:start-glue-point="11" draw:end-shape="id13" svg:d="m8499 17199c0 3451-749 1351-749 4201" svg:viewBox="0 0 750 4202">
          <text:p/>
        </draw:connector>
        <draw:connector draw:style-name="gr28" draw:text-style-name="P1" draw:layer="layout" draw:type="curve" svg:x1="2.426cm" svg:y1="19.429cm" svg:x2="7.201cm" svg:y2="21.5cm" draw:start-shape="id9" draw:start-glue-point="30" draw:end-shape="id13" draw:end-glue-point="4" svg:d="m2426 19429c0-1243 4775-2279 4775 2071" svg:viewBox="0 0 4776 3152">
          <text:p/>
        </draw:connector>
        <draw:custom-shape draw:style-name="gr29" draw:text-style-name="P1" draw:layer="layout" svg:width="2.5cm" svg:height="5.2cm" svg:x="6.6cm" svg:y="2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.9cm" svg:height="1.195cm" svg:x="6.8cm" svg:y="26.3cm">
          <draw:text-box>
            <text:p><text:span text:style-name="T2">x 6</text:span></text:p>
          </draw:text-box>
        </draw:frame>
        <draw:frame draw:style-name="gr15" draw:layer="layout" svg:width="3.6cm" svg:height="1cm" svg:x="1.4cm" svg:y="17cm">
          <draw:text-box>
            <text:p>Nappe-10</text:p>
          </draw:text-box>
        </draw:frame>
        <dr3d:scene draw:style-name="gr30" svg:width="2.57cm" svg:height="2.078cm" svg:x="9.33cm" svg:y="14.222cm" dr3d:transform="matrix (0.0149604952808764 0.991561174481296 -0.128773525393315 0.999626044003711 -0.0118837224801792 0.024628221403552 0.0228900793017233 -0.129093820151415 -0.991368160608496 0.00300331925565679cm 0.000842034618264631cm 0.0123525466159966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svg:viewBox="0 -5000 2500 10000" svg:d="m0-5000h250 250 500 500 500 250 250v10000h-250-250-500-500-500-250-250z"/>
        </dr3d:scene>
        <dr3d:scene draw:style-name="gr30" svg:width="1.934cm" svg:height="1.407cm" svg:x="2.7cm" svg:y="11.1cm" dr3d:transform="matrix (-0.795588181530519 0.0594928098230705 -0.602909654084522 0.0199441102233461 0.997199292176989 0.0720819266467702 0.605509436653435 0.0453230323463398 -0.794546502643219 0.154109225551998cm 0.259569827037182cm 0.13100307332136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1" draw:layer="layout" svg:viewBox="0 -5000 2500 10000" svg:d="m0-5000h250 250 500 500 500 250 250v10000h-250-250-500-500-500-250-250z"/>
        </dr3d:scene>
        <draw:frame draw:style-name="gr1" draw:text-style-name="P1" xml:id="id10" draw:id="id10" draw:layer="layout" svg:width="3.9cm" svg:height="3.869cm" draw:transform="rotate (-1.5707963267949) translate (5cm 23.8cm)">
          <draw:image xlink:href="Pictures/10000000000001D4000001CF274465B6EFCFA9E1.jpg" xlink:type="simple" xlink:show="embed" xlink:actuate="onLoad">
            <text:p/>
          </draw:image>
          <draw:glue-point draw:id="4" svg:x="1.61cm" svg:y="-4.158cm"/>
          <draw:glue-point draw:id="5" svg:x="1.106cm" svg:y="-4.158cm"/>
          <draw:glue-point draw:id="6" svg:x="0.602cm" svg:y="-4.158cm"/>
          <draw:glue-point draw:id="7" svg:x="0.085cm" svg:y="-4.138cm"/>
          <draw:glue-point draw:id="8" svg:x="-0.25cm" svg:y="-4.184cm"/>
          <draw:glue-point draw:id="9" svg:x="-2.269cm" svg:y="-3.148cm"/>
          <draw:glue-point draw:id="10" svg:x="-2.284cm" svg:y="-2.643cm"/>
          <draw:glue-point draw:id="11" svg:x="-2.284cm" svg:y="-2.138cm"/>
          <draw:glue-point draw:id="12" svg:x="-2.284cm" svg:y="-1.635cm"/>
          <draw:glue-point draw:id="13" svg:x="-2.284cm" svg:y="-1.12cm"/>
          <draw:glue-point draw:id="14" svg:x="-2.284cm" svg:y="-0.625cm"/>
          <draw:glue-point draw:id="15" svg:x="-2.284cm" svg:y="-0.123cm"/>
          <draw:glue-point draw:id="16" svg:x="-2.284cm" svg:y="0.376cm"/>
          <draw:glue-point draw:id="17" svg:x="2.457cm" svg:y="0.546cm"/>
          <draw:glue-point draw:id="18" svg:x="2.457cm" svg:y="0.041cm"/>
          <draw:glue-point draw:id="19" svg:x="2.292cm" svg:y="-0.458cm"/>
          <draw:glue-point draw:id="20" svg:x="2.289cm" svg:y="-0.964cm"/>
          <draw:glue-point draw:id="21" svg:x="2.292cm" svg:y="-1.466cm"/>
          <draw:glue-point draw:id="22" svg:x="2.457cm" svg:y="-1.971cm"/>
          <draw:glue-point draw:id="23" svg:x="2.457cm" svg:y="-2.476cm"/>
          <draw:glue-point draw:id="24" svg:x="2.289cm" svg:y="-2.812cm"/>
          <draw:glue-point draw:id="25" svg:x="-4.148cm" svg:y="2.058cm"/>
          <draw:glue-point draw:id="26" svg:x="-3.98cm" svg:y="0.882cm"/>
          <draw:glue-point draw:id="27" svg:x="-4.003cm" svg:y="-0.123cm"/>
          <draw:glue-point draw:id="28" svg:x="-3.98cm" svg:y="-1.635cm"/>
          <draw:glue-point draw:id="29" svg:x="-4.016cm" svg:y="-2.812cm"/>
          <draw:glue-point draw:id="30" svg:x="-3.98cm" svg:y="-4.158cm"/>
          <draw:glue-point draw:id="31" svg:x="4.153cm" svg:y="2.058cm"/>
          <draw:glue-point draw:id="32" svg:x="4.153cm" svg:y="0.882cm"/>
          <draw:glue-point draw:id="33" svg:x="3.985cm" svg:y="-0.289cm"/>
          <draw:glue-point draw:id="34" svg:x="3.985cm" svg:y="-1.635cm"/>
          <draw:glue-point draw:id="35" svg:x="3.985cm" svg:y="-2.979cm"/>
          <draw:glue-point draw:id="36" svg:x="3.985cm" svg:y="-4.158cm"/>
        </draw:frame>
        <draw:connector draw:style-name="gr18" draw:text-style-name="P1" draw:layer="layout" draw:type="curve" draw:line-skew="3.92cm" svg:x1="3.297cm" svg:y1="24.129cm" svg:x2="4.197cm" svg:y2="19.429cm" draw:start-shape="id10" draw:start-glue-point="6" draw:end-shape="id9" draw:end-glue-point="6" svg:d="m3297 24129c0-2413 900-64 900-4700" svg:viewBox="0 0 901 4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-10 30h20z"/>
    <draw:marker draw:name="Square_20_unfilled" draw:display-name="Square unfilled" svg:viewBox="0 0 300 580" svg:d="m0 0h300v300h-300zm20 320h260v260h-2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2T14:45:03.796722264</meta:creation-date>
    <dc:date>2017-05-03T17:16:52</dc:date>
    <meta:editing-duration>PT2H28M23S</meta:editing-duration>
    <meta:editing-cycles>32</meta:editing-cycles>
    <meta:generator>LibreOffice/3.5$Linux_x86 LibreOffice_project/350m1$Build-2</meta:generator>
    <dc:creator>arsene </dc:creator>
    <meta:document-statistic meta:object-count="61"/>
  </office:meta>
</office:document-meta>
</file>